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62cm" table:align="left"/>
    </style:style>
    <style:style style:name="Table1.A" style:family="table-column">
      <style:table-column-properties style:column-width="3.228cm"/>
    </style:style>
    <style:style style:name="Table1.B" style:family="table-column">
      <style:table-column-properties style:column-width="3.334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">
      <style:paragraph-properties style:text-autospace="none"/>
      <style:text-properties style:use-window-font-color="true" style:font-name="Courier New" fo:font-size="10pt" fo:language="none" fo:country="none" style:font-size-asian="10pt" style:font-size-complex="10pt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 style:list-style-name="">
      <style:paragraph-properties style:text-autospace="none"/>
      <style:text-properties style:font-name="Courier New"/>
    </style:style>
    <style:style style:name="P6" style:family="paragraph" style:parent-style-name="Standard">
      <style:paragraph-properties fo:break-before="page"/>
    </style:style>
    <style:style style:name="T1" style:family="text">
      <style:text-properties fo:font-size="10pt" fo:language="none" fo:country="none" style:font-size-asian="10pt" style:font-size-complex="10pt"/>
    </style:style>
    <style:style style:name="T2" style:family="text">
      <style:text-properties fo:color="#0000ff" fo:font-size="10pt" fo:language="none" fo:country="none" style:font-size-asian="10pt" style:font-size-complex="10pt"/>
    </style:style>
    <style:style style:name="T3" style:family="text">
      <style:text-properties style:use-window-font-color="true" fo:font-size="10pt" fo:language="none" fo:country="none" style:font-size-asian="10pt" style:font-size-complex="10pt"/>
    </style:style>
    <style:style style:name="T4" style:family="text">
      <style:text-properties fo:color="#008000" fo:font-size="10pt" fo:language="none" fo:country="none" style:font-size-asian="10pt" style:font-size-complex="10pt"/>
    </style:style>
    <style:style style:name="T5" style:family="text">
      <style:text-properties fo:color="#a31515" fo:font-size="10pt" fo:language="none" fo:country="none" style:font-size-asian="10pt" style:font-size-complex="10pt"/>
    </style:style>
    <style:style style:name="T6" style:family="text">
      <style:text-properties fo:color="#2b91af" fo:font-size="10pt" fo:language="none" fo:country="none" style:font-size-asian="10pt" style:font-size-complex="10pt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NLCD</text:h>
      <text:p text:style-name="Standard"><text:date style:data-style-name="N75" text:date-value="2010-01-16T17:06:22.47">16 Jan 2010</text:date></text:p>
      <text:p text:style-name="Standard"/>
      <text:p text:style-name="Standard">Using a CANACC8 without the output driver chip to drive a 2 line LCD display.</text:p>
      <text:p text:style-name="Standard"/>
      <text:p text:style-name="Standard">The display I used had a Samsung S6A0069, but anything which is compatible with the Hitachi HD44780U should work.</text:p>
      <text:p text:style-name="Standard"/>
      <text:p text:style-name="Standard">The ULN2803 is replace by a 1k DIL resistor pack.</text:p>
      <text:p text:style-name="Standard"/>
      <text:p text:style-name="Standard">The 2 line LCD usually needs 5 volts power for the controller chip and back light.</text:p>
      <text:p text:style-name="Standard">Also a variable voltage is needed for the contrast control, this can be provided by a variable resistor connected across the 0v and 5v lines with the slider connected to the contrast input. The value is not very important, I used a spare 2k one that was also used for VR1 on the canacc8. </text:p>
      <text:p text:style-name="Standard"/>
      <text:p text:style-name="Standard">The display is used in 4 bit mode, so 4 data lines and 3 control lines need to be connected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ANACC8 J3</text:p>
          </table:table-cell>
          <table:table-cell table:style-name="Table1.B1" office:value-type="string">
            <text:p text:style-name="P1">LCD</text:p>
          </table:table-cell>
        </table:table-row>
        <table:table-row>
          <table:table-cell table:style-name="Table1.A2" office:value-type="string">
            <text:p text:style-name="P2">pin1</text:p>
          </table:table-cell>
          <table:table-cell table:style-name="Table1.B2" office:value-type="string">
            <text:p text:style-name="P2">5v</text:p>
          </table:table-cell>
        </table:table-row>
        <table:table-row>
          <table:table-cell table:style-name="Table1.A2" office:value-type="string">
            <text:p text:style-name="P2">Pin2 </text:p>
          </table:table-cell>
          <table:table-cell table:style-name="Table1.B2" office:value-type="string">
            <text:p text:style-name="P2">D4</text:p>
          </table:table-cell>
        </table:table-row>
        <table:table-row>
          <table:table-cell table:style-name="Table1.A2" office:value-type="string">
            <text:p text:style-name="P2">pin3</text:p>
          </table:table-cell>
          <table:table-cell table:style-name="Table1.B2" office:value-type="string">
            <text:p text:style-name="P2">D5</text:p>
          </table:table-cell>
        </table:table-row>
        <table:table-row>
          <table:table-cell table:style-name="Table1.A2" office:value-type="string">
            <text:p text:style-name="P2">pin4</text:p>
          </table:table-cell>
          <table:table-cell table:style-name="Table1.B2" office:value-type="string">
            <text:p text:style-name="P2">D6</text:p>
          </table:table-cell>
        </table:table-row>
        <table:table-row>
          <table:table-cell table:style-name="Table1.A2" office:value-type="string">
            <text:p text:style-name="P2">pin5</text:p>
          </table:table-cell>
          <table:table-cell table:style-name="Table1.B2" office:value-type="string">
            <text:p text:style-name="P2">D7</text:p>
          </table:table-cell>
        </table:table-row>
        <table:table-row>
          <table:table-cell table:style-name="Table1.A2" office:value-type="string">
            <text:p text:style-name="P2">pin6</text:p>
          </table:table-cell>
          <table:table-cell table:style-name="Table1.B2" office:value-type="string">
            <text:p text:style-name="P2">RW</text:p>
          </table:table-cell>
        </table:table-row>
        <table:table-row>
          <table:table-cell table:style-name="Table1.A2" office:value-type="string">
            <text:p text:style-name="P2">pin7</text:p>
          </table:table-cell>
          <table:table-cell table:style-name="Table1.B2" office:value-type="string">
            <text:p text:style-name="P2">RS</text:p>
          </table:table-cell>
        </table:table-row>
        <table:table-row>
          <table:table-cell table:style-name="Table1.A2" office:value-type="string">
            <text:p text:style-name="P2">pin8</text:p>
          </table:table-cell>
          <table:table-cell table:style-name="Table1.B2" office:value-type="string">
            <text:p text:style-name="P2">E</text:p>
          </table:table-cell>
        </table:table-row>
        <table:table-row>
          <table:table-cell table:style-name="Table1.A2" office:value-type="string">
            <text:p text:style-name="P2">pin9</text:p>
          </table:table-cell>
          <table:table-cell table:style-name="Table1.B2" office:value-type="string">
            <text:p text:style-name="P2">not used</text:p>
          </table:table-cell>
        </table:table-row>
        <table:table-row>
          <table:table-cell table:style-name="Table1.A2" office:value-type="string">
            <text:p text:style-name="P2">pin10</text:p>
          </table:table-cell>
          <table:table-cell table:style-name="Table1.B2" office:value-type="string">
            <text:p text:style-name="P2">gnd</text:p>
          </table:table-cell>
        </table:table-row>
      </table:table>
      <text:p text:style-name="Standard"/>
      <text:p text:style-name="Standard">Make sure Pin1 has 5v, by adjusting the output of the LM317 or omit the LM317 and use the 5v supply instead.</text:p>
      <text:p text:style-name="Standard"/>
      <text:p text:style-name="Standard">The text message is displayed by sending a 64 byte data block to address 0x000000, which probably means a PC has to be used.</text:p>
      <text:p text:style-name="Standard"/>
      <text:p text:style-name="P6"/>
      <text:p text:style-name="Standard">In C# the following will send a text message s to module with alias m. It also needs some code to determine the alias from the unique NodeID since the alias can change at any time.</text:p>
      <text:p text:style-name="Standard"/>
      <text:p text:style-name="P5"><text:span text:style-name="T2">static</text:span><text:span text:style-name="T3"> </text:span><text:span text:style-name="T2">void</text:span><text:span text:style-name="T3"> sendblock(</text:span><text:span text:style-name="T2">int</text:span><text:span text:style-name="T3"> m, </text:span><text:span text:style-name="T2">string</text:span><text:span text:style-name="T3"> s)</text:span></text:p>
      <text:p text:style-name="P3">{</text:p>
      <text:p text:style-name="P5"><text:span text:style-name="T3"><text:s text:c="4"/></text:span><text:span text:style-name="T4">// address CAN packet</text:span></text:p>
      <text:p text:style-name="P5"><text:span text:style-name="T3"><text:s text:c="4"/>can(</text:span><text:span text:style-name="T5">":X1E"</text:span><text:span text:style-name="T3"> + hex(m, 3) + </text:span><text:span text:style-name="T5">"001N"</text:span><text:span text:style-name="T3"> + hex((</text:span><text:span text:style-name="T2">int</text:span><text:span text:style-name="T3">)</text:span><text:span text:style-name="T6">DAA</text:span><text:span text:style-name="T3">.DAA_UPGADDR, 2) +</text:span><text:span text:style-name="T5">"000000;"</text:span><text:span text:style-name="T3">);</text:span></text:p>
      <text:p text:style-name="P5"><text:span text:style-name="T3"><text:s text:c="4"/>s = s.PadRight(65,</text:span><text:span text:style-name="T5">'\0'</text:span><text:span text:style-name="T3">);</text:span></text:p>
      <text:p text:style-name="P5"><text:span text:style-name="T3"><text:s text:c="4"/></text:span><text:span text:style-name="T2">for</text:span><text:span text:style-name="T3"> (</text:span><text:span text:style-name="T2">int</text:span><text:span text:style-name="T3"> j = 0, a = 0; j &lt; 10; j++, a+=7)</text:span></text:p>
      <text:p text:style-name="P5"><text:span text:style-name="T3"><text:s text:c="4"/>{ <text:s text:c="2"/></text:span><text:span text:style-name="T4">// send 9 data packets with 7 bytes and 1 with 1 byte.</text:span></text:p>
      <text:p text:style-name="P5"><text:span text:style-name="T3"><text:s text:c="8"/></text:span><text:span text:style-name="T2">string</text:span><text:span text:style-name="T3"> canmsg = </text:span><text:span text:style-name="T5">":X1E"</text:span><text:span text:style-name="T3"> + hex(m, 3) + </text:span><text:span text:style-name="T5">"001N"</text:span><text:span text:style-name="T3">;</text:span></text:p>
      <text:p text:style-name="P5"><text:span text:style-name="T3"><text:s text:c="8"/>canmsg += hex((</text:span><text:span text:style-name="T2">int</text:span><text:span text:style-name="T3">)</text:span><text:span text:style-name="T6">DAA</text:span><text:span text:style-name="T3">.DAA_DATA | j, 2);</text:span></text:p>
      <text:p text:style-name="P5"><text:span text:style-name="T3"><text:s text:c="8"/>canmsg += hex((</text:span><text:span text:style-name="T2">byte</text:span><text:span text:style-name="T3">)s[a], 2); </text:span><text:span text:style-name="T4">// 7 bytes data</text:span></text:p>
      <text:p text:style-name="P5"><text:span text:style-name="T3"><text:s text:c="8"/></text:span><text:span text:style-name="T2">if</text:span><text:span text:style-name="T3"> (j != 9)</text:span></text:p>
      <text:p text:style-name="P3"><text:s text:c="8"/>{</text:p>
      <text:p text:style-name="P5"><text:span text:style-name="T3"><text:s text:c="12"/>canmsg += hex((</text:span><text:span text:style-name="T2">byte</text:span><text:span text:style-name="T3">)s[a + 1], 2);</text:span></text:p>
      <text:p text:style-name="P5"><text:span text:style-name="T3"><text:s text:c="12"/>canmsg += hex((</text:span><text:span text:style-name="T2">byte</text:span><text:span text:style-name="T3">)s[a + 2], 2);</text:span></text:p>
      <text:p text:style-name="P5"><text:span text:style-name="T3"><text:s text:c="12"/>canmsg += hex((</text:span><text:span text:style-name="T2">byte</text:span><text:span text:style-name="T3">)s[a + 3], 2);</text:span></text:p>
      <text:p text:style-name="P5"><text:span text:style-name="T3"><text:s text:c="12"/>canmsg += hex((</text:span><text:span text:style-name="T2">byte</text:span><text:span text:style-name="T3">)s[a + 4], 2);</text:span></text:p>
      <text:p text:style-name="P5"><text:span text:style-name="T3"><text:s text:c="12"/>canmsg += hex((</text:span><text:span text:style-name="T2">byte</text:span><text:span text:style-name="T3">)s[a + 5], 2);</text:span></text:p>
      <text:p text:style-name="P5"><text:span text:style-name="T3"><text:s text:c="12"/>canmsg += hex((</text:span><text:span text:style-name="T2">byte</text:span><text:span text:style-name="T3">)s[a + 6], 2);</text:span></text:p>
      <text:p text:style-name="P3"><text:s text:c="8"/>}</text:p>
      <text:p text:style-name="P5"><text:span text:style-name="T3"><text:s text:c="8"/>canmsg += </text:span><text:span text:style-name="T5">";"</text:span><text:span text:style-name="T3">;</text:span></text:p>
      <text:p text:style-name="P3"><text:s text:c="8"/>can(canmsg);</text:p>
      <text:p text:style-name="P3"><text:s text:c="4"/>}</text:p>
      <text:p text:style-name="P3">}</text:p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6T16:38:39.98</meta:creation-date>
    <dc:date>2010-01-16T17:06:22.43</dc:date>
    <meta:editing-duration>PT00H27M08S</meta:editing-duration>
    <meta:editing-cycles>3</meta:editing-cycles>
    <meta:generator>OpenOffice.org/3.1$Win32 OpenOffice.org_project/310m19$Build-9420</meta:generator>
    <meta:document-statistic meta:table-count="1" meta:image-count="0" meta:object-count="0" meta:page-count="2" meta:paragraph-count="56" meta:word-count="366" meta:character-count="1997"/>
  </office:meta>
</office:document-meta>
</file>